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5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 style:use-optimal-column-width="true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2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7" table:formula="of:=[.C3] - $$IT1H1" table:style-name="ce11">
            <text:p>7</text:p>
          </table:table-cell>
          <table:table-cell office:value-type="float" office:value="7" table:formula="of:=[.D3]-COM.MICROSOFT.SINGLE($$IT2H1)" table:style-name="ce12">
            <text:p>7</text:p>
          </table:table-cell>
          <table:table-cell office:value-type="float" office:value="-33" table:formula="of:=[.E3]-COM.MICROSOFT.SINGLE($$IT3H1)" table:style-name="ce11">
            <text:p>-33</text:p>
          </table:table-cell>
          <table:table-cell office:value-type="float" office:value="-33" table:formula="of:=[.F3]-COM.MICROSOFT.SINGLE($$IT4H1)" table:style-name="ce13">
            <text:p>-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0" table:formula="of:=[.C4]-$$IT1H2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-25" table:formula="of:=[.E4]-COM.MICROSOFT.SINGLE($$IT3H2)" table:style-name="ce16">
            <text:p>-25</text:p>
          </table:table-cell>
          <table:table-cell office:value-type="float" office:value="-25" table:formula="of:=[.F4]-COM.MICROSOFT.SINGLE($$IT4H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31" table:formula="of:=[.D6]-COM.MICROSOFT.SINGLE($$IT2H4)" table:style-name="ce17">
            <text:p>31</text:p>
          </table:table-cell>
          <table:table-cell office:value-type="float" office:value="6" table:formula="of:=[.E6]-COM.MICROSOFT.SINGLE($$IT3H4)" table:style-name="ce16">
            <text:p>6</text:p>
          </table:table-cell>
          <table:table-cell office:value-type="float" office:value="-19" table:formula="of:=[.F6]-COM.MICROSOFT.SINGLE($$IT4H4)" table:style-name="ce18">
            <text:p>-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7" table:formula="of:=[.D7]-COM.MICROSOFT.SINGLE($$IT2H5)" table:style-name="ce17">
            <text:p>27</text:p>
          </table:table-cell>
          <table:table-cell office:value-type="float" office:value="-13" table:formula="of:=[.E7]-COM.MICROSOFT.SINGLE($$IT3H5)" table:style-name="ce16">
            <text:p>-13</text:p>
          </table:table-cell>
          <table:table-cell office:value-type="float" office:value="-53" table:formula="of:=[.F7]-COM.MICROSOFT.SINGLE($$IT4H5)" table:style-name="ce18">
            <text:p>-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-22" table:formula="of:=[.D9]-COM.MICROSOFT.SINGLE($$IT2H7)" table:style-name="ce17">
            <text:p>-22</text:p>
          </table:table-cell>
          <table:table-cell office:value-type="float" office:value="-62" table:formula="of:=[.E9]-COM.MICROSOFT.SINGLE($$IT3H7)" table:style-name="ce16">
            <text:p>-62</text:p>
          </table:table-cell>
          <table:table-cell office:value-type="float" office:value="-102" table:formula="of:=[.F9]-COM.MICROSOFT.SINGLE($$IT4H7)" table:style-name="ce18">
            <text:p>-1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9" table:style-name="ce15">
            <text:p>19</text:p>
          </table:table-cell>
          <table:table-cell office:value-type="float" office:value="-3" table:formula="of:=[.C10]-COM.MICROSOFT.SINGLE($$IT1H8)" table:style-name="ce16">
            <text:p>-3</text:p>
          </table:table-cell>
          <table:table-cell office:value-type="float" office:value="-28" table:formula="of:=[.D10]-COM.MICROSOFT.SINGLE($$IT2H8)" table:style-name="ce17">
            <text:p>-28</text:p>
          </table:table-cell>
          <table:table-cell office:value-type="float" office:value="-53" table:formula="of:=[.E10]-COM.MICROSOFT.SINGLE($$IT3H8)" table:style-name="ce16">
            <text:p>-53</text:p>
          </table:table-cell>
          <table:table-cell office:value-type="float" office:value="-78" table:formula="of:=[.F10]-COM.MICROSOFT.SINGLE($$IT4H8)" table:style-name="ce18">
            <text:p>-7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-20" table:formula="of:=[.D11]-COM.MICROSOFT.SINGLE($$IT2H9)" table:style-name="ce17">
            <text:p>-20</text:p>
          </table:table-cell>
          <table:table-cell office:value-type="float" office:value="-60" table:formula="of:=[.E11]-COM.MICROSOFT.SINGLE($$IT3H9)" table:style-name="ce16">
            <text:p>-60</text:p>
          </table:table-cell>
          <table:table-cell office:value-type="float" office:value="-100" table:formula="of:=[.F11]-COM.MICROSOFT.SINGLE($$IT4H9)" table:style-name="ce18">
            <text:p>-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0" table:formula="of:=[.D12]-COM.MICROSOFT.SINGLE($$IT2H10)" table:style-name="ce17">
            <text:p>0</text:p>
          </table:table-cell>
          <table:table-cell office:value-type="float" office:value="-25" table:formula="of:=[.E12]-COM.MICROSOFT.SINGLE($$IT3H10)" table:style-name="ce16">
            <text:p>-25</text:p>
          </table:table-cell>
          <table:table-cell office:value-type="float" office:value="-50" table:formula="of:=[.F12]-COM.MICROSOFT.SINGLE($$IT4H10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-31" table:formula="of:=[.D13]-COM.MICROSOFT.SINGLE($$IT2H11)" table:style-name="ce17">
            <text:p>-31</text:p>
          </table:table-cell>
          <table:table-cell office:value-type="float" office:value="-71" table:formula="of:=[.E13]-COM.MICROSOFT.SINGLE($$IT3H11)" table:style-name="ce16">
            <text:p>-71</text:p>
          </table:table-cell>
          <table:table-cell office:value-type="float" office:value="-111" table:formula="of:=[.F13]-COM.MICROSOFT.SINGLE($$IT4H11)" table:style-name="ce18">
            <text:p>-1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92" table:formula="of:=SUM([.C3:.C15])" table:style-name="ce1">
            <text:p>292</text:p>
          </table:table-cell>
          <table:table-cell office:value-type="float" office:value="214" table:formula="of:=SUM([.D3:.D15])" table:style-name="ce1">
            <text:p>214</text:p>
          </table:table-cell>
          <table:table-cell office:value-type="float" office:value="-21" table:formula="of:=SUM([.E3:.E15])" table:style-name="ce1">
            <text:p>-21</text:p>
          </table:table-cell>
          <table:table-cell office:value-type="float" office:value="-386" table:formula="of:=SUM([.F3:.F15])" table:style-name="ce1">
            <text:p>-386</text:p>
          </table:table-cell>
          <table:table-cell office:value-type="float" office:value="-711" table:formula="of:=SUM([.G3:.G15])" table:style-name="ce1">
            <text:p>-711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2">
            <text:p>23-02-2021</text:p>
          </table:table-cell>
          <table:table-cell office:value-type="float" office:value="0" table:style-name="ce63">
            <text:p>0</text:p>
          </table:table-cell>
          <table:table-cell office:value-type="float" office:value="30" table:formula="of:=[.$G$8]*(1-1/[.$I$12]*[.J4])" table:style-name="ce34">
            <text:p>3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0" table:formula="of:=[.K4]+[.M4]" table:style-name="ce24">
            <text:p>6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2">
            <text:p>24-02-2021</text:p>
          </table:table-cell>
          <table:table-cell office:value-type="float" office:value="1" table:style-name="ce63">
            <text:p>1</text:p>
          </table:table-cell>
          <table:table-cell office:value-type="float" office:value="29.999322156446294" table:formula="of:=[.$G$8]*(1-1/[.$I$12]*[.J5])" table:style-name="ce34">
            <text:p>29,99932216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4.999322156446297" table:formula="of:=[.K5]+[.M5]" table:style-name="ce24">
            <text:p>54,99932216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2">
            <text:p>25-02-2021</text:p>
          </table:table-cell>
          <table:table-cell office:value-type="float" office:value="2" table:style-name="ce63">
            <text:p>2</text:p>
          </table:table-cell>
          <table:table-cell office:value-type="float" office:value="29.998644312892583" table:formula="of:=[.$G$8]*(1-1/[.$I$12]*[.J6])" table:style-name="ce34">
            <text:p>29,99864431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51.99864431289258" table:formula="of:=[.K6]+[.M6]" table:style-name="ce24">
            <text:p>51,99864431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2">
            <text:p>26-02-2021</text:p>
          </table:table-cell>
          <table:table-cell office:value-type="float" office:value="3" table:style-name="ce63">
            <text:p>3</text:p>
          </table:table-cell>
          <table:table-cell office:value-type="float" office:value="29.997966469338877" table:formula="of:=[.$G$8]*(1-1/[.$I$12]*[.J7])" table:style-name="ce34">
            <text:p>29,99796647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54.997966469338877" table:formula="of:=[.K7]+[.M7]" table:style-name="ce24">
            <text:p>54,99796647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23" table:formula="of:=SUM([.F4:.F7])" table:style-name="ce36">
            <text:p>23</text:p>
          </table:table-cell>
          <table:table-cell office:value-type="float" office:value="30" table:formula="of:=SUM([.G4:.G7])" table:style-name="ce36">
            <text:p>30</text:p>
          </table:table-cell>
          <table:table-cell table:style-name="ce24"/>
          <table:table-cell office:value-type="date" office:date-value="2021-02-27T00:00:00" table:style-name="ce62">
            <text:p>27-02-2021</text:p>
          </table:table-cell>
          <table:table-cell office:value-type="float" office:value="4" table:style-name="ce63">
            <text:p>4</text:p>
          </table:table-cell>
          <table:table-cell office:value-type="float" office:value="29.997288625785171" table:formula="of:=[.$G$8]*(1-1/[.$I$12]*[.J8])" table:style-name="ce34">
            <text:p>29,99728863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39.997288625785174" table:formula="of:=[.K8]+[.M8]" table:style-name="ce24">
            <text:p>39,99728863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2">
            <text:p>28-02-2021</text:p>
          </table:table-cell>
          <table:table-cell office:value-type="float" office:value="5" table:style-name="ce63">
            <text:p>5</text:p>
          </table:table-cell>
          <table:table-cell office:value-type="float" office:value="29.99661078223146" table:formula="of:=[.$G$8]*(1-1/[.$I$12]*[.J9])" table:style-name="ce34">
            <text:p>29,99661078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34.996610782231457" table:formula="of:=[.K9]+[.M9]" table:style-name="ce24">
            <text:p>34,99661078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2">
            <text:p>01-03-2021</text:p>
          </table:table-cell>
          <table:table-cell office:value-type="float" office:value="6" table:style-name="ce63">
            <text:p>6</text:p>
          </table:table-cell>
          <table:table-cell office:value-type="float" office:value="29.99593293867775" table:formula="of:=[.$G$8]*(1-1/[.$I$12]*[.J10])" table:style-name="ce34">
            <text:p>29,99593294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29.99593293867775" table:formula="of:=[.K10]+[.M10]" table:style-name="ce24">
            <text:p>29,99593294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2">
            <text:p>02-03-2021</text:p>
          </table:table-cell>
          <table:table-cell office:value-type="float" office:value="7" table:style-name="ce63">
            <text:p>7</text:p>
          </table:table-cell>
          <table:table-cell office:value-type="float" office:value="29.995255095124044" table:formula="of:=[.$G$8]*(1-1/[.$I$12]*[.J11])" table:style-name="ce34">
            <text:p>29,995255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9.995255095124044" table:formula="of:=[.K11]+[.M11]" table:style-name="ce24">
            <text:p>29,9952551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2">
            <text:p>03-03-2021</text:p>
          </table:table-cell>
          <table:table-cell office:value-type="float" office:value="8" table:style-name="ce63">
            <text:p>8</text:p>
          </table:table-cell>
          <table:table-cell office:value-type="float" office:value="29.994577251570337" table:formula="of:=[.$G$8]*(1-1/[.$I$12]*[.J12])" table:style-name="ce34">
            <text:p>29,99457725</text:p>
          </table:table-cell>
          <table:table-cell office:value-type="float" office:value="-5.7142857142857597" table:style-name="ce34">
            <text:p>-5,714285714</text:p>
          </table:table-cell>
          <table:table-cell office:value-type="float" office:value="-6.8571428571428603" table:style-name="ce24">
            <text:p>-6,857142857</text:p>
          </table:table-cell>
          <table:table-cell office:value-type="float" office:value="-7.3571428571429003" table:style-name="ce24">
            <text:p>-7,357142857</text:p>
          </table:table-cell>
          <table:table-cell office:value-type="float" office:value="23.137434394427476" table:formula="of:=[.K12]+[.M12]" table:style-name="ce24">
            <text:p>23,13743439</text:p>
          </table:table-cell>
          <table:table-cell office:value-type="float" office:value="-13.07142857142866" table:formula="of:=[.L12]+[.N12]" table:style-name="ce24">
            <text:p>-13,0714285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13" table:style-name="ce38">
            <text:p>13</text:p>
          </table:table-cell>
          <table:table-cell office:value-type="float" office:value="12" table:style-name="ce38">
            <text:p>12</text:p>
          </table:table-cell>
          <table:table-cell table:style-name="ce24"/>
          <table:table-cell office:value-type="date" office:date-value="2021-03-04T00:00:00" table:style-name="ce62">
            <text:p>04-03-2021</text:p>
          </table:table-cell>
          <table:table-cell office:value-type="float" office:value="9" table:style-name="ce63">
            <text:p>9</text:p>
          </table:table-cell>
          <table:table-cell office:value-type="float" office:value="29.993899408016631" table:formula="of:=[.$G$8]*(1-1/[.$I$12]*[.J13])" table:style-name="ce34">
            <text:p>29,99389941</text:p>
          </table:table-cell>
          <table:table-cell office:value-type="float" office:value="-11.0952380952381" table:style-name="ce34">
            <text:p>-11,0952381</text:p>
          </table:table-cell>
          <table:table-cell office:value-type="float" office:value="-11.630952380952399" table:style-name="ce24">
            <text:p>-11,63095238</text:p>
          </table:table-cell>
          <table:table-cell office:value-type="float" office:value="-12.964285714285699" table:style-name="ce24">
            <text:p>-12,96428571</text:p>
          </table:table-cell>
          <table:table-cell office:value-type="float" office:value="18.36294702706423" table:formula="of:=[.K13]+[.M13]" table:style-name="ce24">
            <text:p>18,36294703</text:p>
          </table:table-cell>
          <table:table-cell office:value-type="float" office:value="-24.0595238095238" table:formula="of:=[.L13]+[.N13]" table:style-name="ce24">
            <text:p>-24,05952381</text:p>
          </table:table-cell>
          <table:table-cell table:number-columns-repeated="16368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4" table:style-name="ce38">
            <text:p>4</text:p>
          </table:table-cell>
          <table:table-cell office:value-type="float" office:value="2" table:style-name="ce38">
            <text:p>2</text:p>
          </table:table-cell>
          <table:table-cell table:style-name="ce24"/>
          <table:table-cell office:value-type="date" office:date-value="2021-03-05T00:00:00" table:style-name="ce62">
            <text:p>05-03-2021</text:p>
          </table:table-cell>
          <table:table-cell office:value-type="float" office:value="10" table:style-name="ce63">
            <text:p>10</text:p>
          </table:table-cell>
          <table:table-cell office:value-type="float" office:value="29.993221564462921" table:formula="of:=[.$G$8]*(1-1/[.$I$12]*[.J14])" table:style-name="ce34">
            <text:p>29,99322156</text:p>
          </table:table-cell>
          <table:table-cell office:value-type="float" office:value="-16.476190476190499" table:style-name="ce34">
            <text:p>-16,47619048</text:p>
          </table:table-cell>
          <table:table-cell office:value-type="float" office:value="-16.404761904761902" table:style-name="ce24">
            <text:p>-16,4047619</text:p>
          </table:table-cell>
          <table:table-cell office:value-type="float" office:value="-18.571428571428601" table:style-name="ce24">
            <text:p>-18,57142857</text:p>
          </table:table-cell>
          <table:table-cell office:value-type="float" office:value="13.588459659701019" table:formula="of:=[.K14]+[.M14]" table:style-name="ce24">
            <text:p>13,58845966</text:p>
          </table:table-cell>
          <table:table-cell office:value-type="float" office:value="-35.047619047619101" table:formula="of:=[.L14]+[.N14]" table:style-name="ce24">
            <text:p>-35,04761905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3" table:style-name="ce38">
            <text:p>3</text:p>
          </table:table-cell>
          <table:table-cell office:value-type="float" office:value="7" table:style-name="ce38">
            <text:p>7</text:p>
          </table:table-cell>
          <table:table-cell table:style-name="ce24"/>
          <table:table-cell office:value-type="date" office:date-value="2021-03-06T00:00:00" table:style-name="ce62">
            <text:p>06-03-2021</text:p>
          </table:table-cell>
          <table:table-cell office:value-type="float" office:value="11" table:style-name="ce63">
            <text:p>11</text:p>
          </table:table-cell>
          <table:table-cell office:value-type="float" office:value="29.992543720909214" table:formula="of:=[.$G$8]*(1-1/[.$I$12]*[.J15])" table:style-name="ce34">
            <text:p>29,99254372</text:p>
          </table:table-cell>
          <table:table-cell office:value-type="float" office:value="-21.8571428571429" table:style-name="ce34">
            <text:p>-21,85714286</text:p>
          </table:table-cell>
          <table:table-cell office:value-type="float" office:value="-21.178571428571502" table:style-name="ce24">
            <text:p>-21,17857143</text:p>
          </table:table-cell>
          <table:table-cell office:value-type="float" office:value="-24.178571428571399" table:style-name="ce24">
            <text:p>-24,17857143</text:p>
          </table:table-cell>
          <table:table-cell office:value-type="float" office:value="8.8139722923377128" table:formula="of:=[.K15]+[.M15]" table:style-name="ce24">
            <text:p>8,813972292</text:p>
          </table:table-cell>
          <table:table-cell office:value-type="float" office:value="-46.035714285714299" table:formula="of:=[.L15]+[.N15]" table:style-name="ce24">
            <text:p>-46,03571429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7">
            <text:p>DEKEYSER Chloe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table:style-name="ce24"/>
          <table:table-cell office:value-type="date" office:date-value="2021-03-07T00:00:00" table:style-name="ce62">
            <text:p>07-03-2021</text:p>
          </table:table-cell>
          <table:table-cell office:value-type="float" office:value="12" table:style-name="ce63">
            <text:p>12</text:p>
          </table:table-cell>
          <table:table-cell office:value-type="float" office:value="29.991865877355508" table:formula="of:=[.$G$8]*(1-1/[.$I$12]*[.J16])" table:style-name="ce34">
            <text:p>29,99186588</text:p>
          </table:table-cell>
          <table:table-cell office:value-type="float" office:value="-27.238095238095301" table:style-name="ce34">
            <text:p>-27,23809524</text:p>
          </table:table-cell>
          <table:table-cell office:value-type="float" office:value="-25.952380952380999" table:style-name="ce24">
            <text:p>-25,95238095</text:p>
          </table:table-cell>
          <table:table-cell office:value-type="float" office:value="-29.785714285714299" table:style-name="ce24">
            <text:p>-29,78571429</text:p>
          </table:table-cell>
          <table:table-cell office:value-type="float" office:value="4.0394849249745093" table:formula="of:=[.K16]+[.M16]" table:style-name="ce24">
            <text:p>4,039484925</text:p>
          </table:table-cell>
          <table:table-cell office:value-type="float" office:value="-57.023809523809604" table:formula="of:=[.L16]+[.N16]" table:style-name="ce24">
            <text:p>-57,02380952</text:p>
          </table:table-cell>
          <table:table-cell table:number-columns-repeated="16368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3" table:style-name="ce38">
            <text:p>3</text:p>
          </table:table-cell>
          <table:table-cell office:value-type="float" office:value="2" table:style-name="ce38">
            <text:p>2</text:p>
          </table:table-cell>
          <table:table-cell table:style-name="ce24"/>
          <table:table-cell office:value-type="date" office:date-value="2021-03-08T00:00:00" table:style-name="ce62">
            <text:p>08-03-2021</text:p>
          </table:table-cell>
          <table:table-cell office:value-type="float" office:value="13" table:style-name="ce63">
            <text:p>13</text:p>
          </table:table-cell>
          <table:table-cell office:value-type="float" office:value="29.991188033801802" table:formula="of:=[.$G$8]*(1-1/[.$I$12]*[.J17])" table:style-name="ce34">
            <text:p>29,99118803</text:p>
          </table:table-cell>
          <table:table-cell office:value-type="float" office:value="-32.619047619047699" table:style-name="ce34">
            <text:p>-32,61904762</text:p>
          </table:table-cell>
          <table:table-cell office:value-type="float" office:value="-30.726190476190499" table:style-name="ce24">
            <text:p>-30,72619048</text:p>
          </table:table-cell>
          <table:table-cell office:value-type="float" office:value="-35.392857142857203" table:style-name="ce24">
            <text:p>-35,39285714</text:p>
          </table:table-cell>
          <table:table-cell office:value-type="float" office:value="-0.73500244238869783" table:formula="of:=[.K17]+[.M17]" table:style-name="ce24">
            <text:p>-0,735002442</text:p>
          </table:table-cell>
          <table:table-cell office:value-type="float" office:value="-68.011904761904901" table:formula="of:=[.L17]+[.N17]" table:style-name="ce24">
            <text:p>-68,01190476</text:p>
          </table:table-cell>
          <table:table-cell table:number-columns-repeated="16368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33" table:formula="of:=SUM([.F13:.F17])" table:style-name="ce39">
            <text:p>33</text:p>
          </table:table-cell>
          <table:table-cell office:value-type="float" office:value="33" table:formula="of:=SUM([.G13:.G17])" table:style-name="ce39">
            <text:p>33</text:p>
          </table:table-cell>
          <table:table-cell table:style-name="ce24"/>
          <table:table-cell office:value-type="date" office:date-value="2021-03-09T00:00:00" table:style-name="ce62">
            <text:p>09-03-2021</text:p>
          </table:table-cell>
          <table:table-cell office:value-type="float" office:value="14" table:style-name="ce63">
            <text:p>14</text:p>
          </table:table-cell>
          <table:table-cell office:value-type="float" office:value="29.990510190248088" table:formula="of:=[.$G$8]*(1-1/[.$I$12]*[.J18])" table:style-name="ce34">
            <text:p>29,99051019</text:p>
          </table:table-cell>
          <table:table-cell office:value-type="float" office:value="-38.000000000000099" table:style-name="ce34">
            <text:p>-38</text:p>
          </table:table-cell>
          <table:table-cell office:value-type="float" office:value="-35.5" table:style-name="ce24">
            <text:p>-35,5</text:p>
          </table:table-cell>
          <table:table-cell office:value-type="float" office:value="-41" table:style-name="ce24">
            <text:p>-41</text:p>
          </table:table-cell>
          <table:table-cell office:value-type="float" office:value="-5.509489809751912" table:formula="of:=[.K18]+[.M18]" table:style-name="ce24">
            <text:p>-5,50948981</text:p>
          </table:table-cell>
          <table:table-cell office:value-type="float" office:value="-79.000000000000099" table:formula="of:=[.L18]+[.N18]" table:style-name="ce24">
            <text:p>-79</text:p>
          </table:table-cell>
          <table:table-cell table:number-columns-repeated="16368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2"/>
          <table:table-cell table:style-name="ce41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1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3:.F26])" table:style-name="ce36">
            <text:p>0</text:p>
          </table:table-cell>
          <table:table-cell office:value-type="float" office:value="15" table:formula="of:=SUM([.G23:.G26])" table:style-name="ce36">
            <text:p>15</text:p>
          </table:table-cell>
          <table:table-cell table:number-columns-repeated="6"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2"/>
          <table:table-cell table:style-name="ce24"/>
          <table:table-cell table:style-name="ce25"/>
          <table:table-cell table:number-columns-repeated="4" table:style-name="ce40"/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6"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0" table:style-name="ce38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1:.F34])" table:style-name="ce39">
            <text:p>0</text:p>
          </table:table-cell>
          <table:table-cell office:value-type="float" office:value="31" table:formula="of:=SUM([.G31:.G34])" table:style-name="ce39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2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3">
            <text:p>0</text:p>
          </table:table-cell>
          <table:table-cell office:value-type="float" office:value="12" table:number-columns-spanned="1" table:number-rows-spanned="3" table:style-name="ce53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39:.F42])" table:style-name="ce36">
            <text:p>0</text:p>
          </table:table-cell>
          <table:table-cell office:value-type="float" office:value="27" table:formula="of:=SUM([.G39:.G42])" table:style-name="ce36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7" table:style-name="ce38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47:.F51])" table:style-name="ce39">
            <text:p>0</text:p>
          </table:table-cell>
          <table:table-cell office:value-type="float" office:value="15" table:formula="of:=SUM([.G47:.G51])" table:style-name="ce3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6:.F57])" table:style-name="ce36">
            <text:p>0</text:p>
          </table:table-cell>
          <table:table-cell office:value-type="float" office:value="18" table:formula="of:=SUM([.G56:.G57])" table:style-name="ce36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20" table:style-name="ce38">
            <text:p>2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2" table:formula="of:=SUM([.F62:.F64])" table:style-name="ce39">
            <text:p>22</text:p>
          </table:table-cell>
          <table:table-cell office:value-type="float" office:value="10" table:formula="of:=SUM([.G62:.G64])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9:.F73])" table:style-name="ce36">
            <text:p>0</text:p>
          </table:table-cell>
          <table:table-cell office:value-type="float" office:value="20" table:formula="of:=SUM([.G69:.G73])" table:style-name="ce36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0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3" table:style-name="ce3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8:.F80])" table:style-name="ce39">
            <text:p>0</text:p>
          </table:table-cell>
          <table:table-cell office:value-type="float" office:value="25" table:formula="of:=SUM([.G78:.G80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5:.F86])" table:style-name="ce36">
            <text:p>0</text:p>
          </table:table-cell>
          <table:table-cell office:value-type="float" office:value="9" table:formula="of:=SUM([.G85:.G86])" table:style-name="ce36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1:.F93])" table:style-name="ce39">
            <text:p>0</text:p>
          </table:table-cell>
          <table:table-cell office:value-type="float" office:value="25" table:formula="of:=SUM([.G91:.G9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5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float" office:value="0" table:number-columns-spanned="1" table:number-rows-spanned="4" table:style-name="ce57">
            <text:p>0</text:p>
          </table:table-cell>
          <table:table-cell office:value-type="float" office:value="15" table:number-columns-spanned="1" table:number-rows-spanned="4" table:style-name="ce57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8:.F102])" table:style-name="ce36">
            <text:p>0</text:p>
          </table:table-cell>
          <table:table-cell office:value-type="float" office:value="25" table:formula="of:=SUM([.G98:.G102])" table:style-name="ce36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style-name="ce24"/>
          <table:table-cell office:value-type="date" office:date-value="2018-03-06T00:00:00" table:style-name="ce64">
            <text:p>06-03-2018</text:p>
          </table:table-cell>
          <table:table-cell office:value-type="float" office:value="0" table:style-name="ce65">
            <text:p>0</text:p>
          </table:table-cell>
          <table:table-cell office:value-type="float" office:value="0" table:formula="of:=[.$G$11]*(1-1/[.$I$12]*[.J4])" table:style-name="ce34">
            <text:p>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style-name="ce24"/>
          <table:table-cell office:value-type="date" office:date-value="2018-03-07T00:00:00" table:style-name="ce64">
            <text:p>07-03-2018</text:p>
          </table:table-cell>
          <table:table-cell office:value-type="float" office:value="1" table:style-name="ce65">
            <text:p>1</text:p>
          </table:table-cell>
          <table:table-cell office:value-type="float" office:value="0" table:formula="of:=[.$G$11]*(1-1/[.$I$12]*[.J5])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style-name="ce24"/>
          <table:table-cell office:value-type="date" office:date-value="2018-03-08T00:00:00" table:style-name="ce64">
            <text:p>08-03-2018</text:p>
          </table:table-cell>
          <table:table-cell office:value-type="float" office:value="2" table:style-name="ce65">
            <text:p>2</text:p>
          </table:table-cell>
          <table:table-cell office:value-type="float" office:value="0" table:formula="of:=[.$G$11]*(1-1/[.$I$12]*[.J6])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style-name="ce24"/>
          <table:table-cell office:value-type="date" office:date-value="2018-03-09T00:00:00" table:style-name="ce64">
            <text:p>09-03-2018</text:p>
          </table:table-cell>
          <table:table-cell office:value-type="float" office:value="3" table:style-name="ce65">
            <text:p>3</text:p>
          </table:table-cell>
          <table:table-cell office:value-type="float" office:value="0" table:formula="of:=[.$G$11]*(1-1/[.$I$12]*[.J7])" table:style-name="ce34">
            <text:p>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style-name="ce24"/>
          <table:table-cell office:value-type="date" office:date-value="2018-03-10T00:00:00" table:style-name="ce64">
            <text:p>10-03-2018</text:p>
          </table:table-cell>
          <table:table-cell office:value-type="float" office:value="4" table:style-name="ce65">
            <text:p>4</text:p>
          </table:table-cell>
          <table:table-cell office:value-type="float" office:value="0" table:formula="of:=[.$G$11]*(1-1/[.$I$12]*[.J8])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style-name="ce24"/>
          <table:table-cell office:value-type="date" office:date-value="2018-03-11T00:00:00" table:style-name="ce64">
            <text:p>11-03-2018</text:p>
          </table:table-cell>
          <table:table-cell office:value-type="float" office:value="5" table:style-name="ce65">
            <text:p>5</text:p>
          </table:table-cell>
          <table:table-cell office:value-type="float" office:value="0" table:formula="of:=[.$G$11]*(1-1/[.$I$12]*[.J9])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style-name="ce24"/>
          <table:table-cell office:value-type="date" office:date-value="2018-03-12T00:00:00" table:style-name="ce64">
            <text:p>12-03-2018</text:p>
          </table:table-cell>
          <table:table-cell office:value-type="float" office:value="6" table:style-name="ce65">
            <text:p>6</text:p>
          </table:table-cell>
          <table:table-cell office:value-type="float" office:value="0" table:formula="of:=[.$G$11]*(1-1/[.$I$12]*[.J10])" table:style-name="ce34">
            <text:p>0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style-name="ce24"/>
          <table:table-cell office:value-type="date" office:date-value="2018-03-13T00:00:00" table:style-name="ce64">
            <text:p>13-03-2018</text:p>
          </table:table-cell>
          <table:table-cell office:value-type="float" office:value="7" table:style-name="ce65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0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15" table:formula="of:=SUM([.G60:.G66])" table:style-name="ce36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6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07:.F109])" table:style-name="ce39">
            <text:p>25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114:.F120])" table:style-name="ce36">
            <text:p>4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6">
            <text:p>06-03-2018</text:p>
          </table:table-cell>
          <table:table-cell office:value-type="float" office:value="0" table:style-name="ce67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6">
            <text:p>07-03-2018</text:p>
          </table:table-cell>
          <table:table-cell office:value-type="float" office:value="1" table:style-name="ce67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6">
            <text:p>08-03-2018</text:p>
          </table:table-cell>
          <table:table-cell office:value-type="float" office:value="2" table:style-name="ce67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6">
            <text:p>09-03-2018</text:p>
          </table:table-cell>
          <table:table-cell office:value-type="float" office:value="3" table:style-name="ce67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6">
            <text:p>10-03-2018</text:p>
          </table:table-cell>
          <table:table-cell office:value-type="float" office:value="4" table:style-name="ce67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6">
            <text:p>11-03-2018</text:p>
          </table:table-cell>
          <table:table-cell office:value-type="float" office:value="5" table:style-name="ce67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6">
            <text:p>12-03-2018</text:p>
          </table:table-cell>
          <table:table-cell office:value-type="float" office:value="6" table:style-name="ce67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:.F10])" table:style-name="ce36">
            <text:p>4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4"/>
          <table:table-cell office:value-type="date" office:date-value="2018-03-13T00:00:00" table:style-name="ce66">
            <text:p>13-03-20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6:.F18])" table:style-name="ce39">
            <text:p>25</text:p>
          </table:table-cell>
          <table:table-cell office:value-type="float" office:value="25" table:formula="of:=SUM([.G16:.G18])" table:style-name="ce39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24:.F30])" table:style-name="ce36">
            <text:p>4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9">
            <text:p>25</text:p>
          </table:table-cell>
          <table:table-cell office:value-type="float" office:value="25" table:formula="of:=SUM([.G35:.G37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6">
            <text:p>4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9">
            <text:p>25</text:p>
          </table:table-cell>
          <table:table-cell office:value-type="float" office:value="25" table:formula="of:=SUM([.G53:.G55])" table:style-name="ce3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style-name="ce38"/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style-name="ce38"/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9">
            <text:p>0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8">
            <text:p>06-03-20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8">
            <text:p>07-03-20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8">
            <text:p>08-03-20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8">
            <text:p>09-03-20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8">
            <text:p>10-03-20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8">
            <text:p>11-03-20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8">
            <text:p>12-03-20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4"/>
          <table:table-cell office:value-type="date" office:date-value="2018-03-13T00:00:00" table:style-name="ce68">
            <text:p>13-03-20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style-name="ce38"/>
          <table:table-cell office:value-type="float" office:value="5" table:style-name="ce38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style-name="ce38"/>
          <table:table-cell office:value-type="float" office:value="11" table:style-name="ce38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9">
            <text:p>0</text:p>
          </table:table-cell>
          <table:table-cell office:value-type="float" office:value="25" table:formula="of:=SUM([.G16:.G18])" table:style-name="ce39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9">
            <text:p>25</text:p>
          </table:table-cell>
          <table:table-cell office:value-type="float" office:value="25" table:formula="of:=SUM([.G35:.G37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6">
            <text:p>4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9">
            <text:p>25</text:p>
          </table:table-cell>
          <table:table-cell office:value-type="float" office:value="25" table:formula="of:=SUM([.G53:.G55])" table:style-name="ce3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07:.F109])" table:style-name="ce39">
            <text:p>25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114:.F120])" table:style-name="ce36">
            <text:p>4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faced</dc:creator>
    <meta:creation-date>2018-01-29T13:27:33Z</meta:creation-date>
    <dc:date>2021-03-08T20:16:28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28.7188188976378pt" svg:y="12.37779527559055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O$3" chart:values-cell-range-address="IT1.$O$4:.$O$18" chart:class="chart:line" chart:attached-axis="primary-y" chart:style-name="G0S0">
            <chart:data-point chart:repeated="15"/>
          </chart:series>
          <chart:series chart:label-cell-address="IT1.$P$3" chart:values-cell-range-address="IT1.$P$4:.$P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